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0EE7A7C365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adornments="Standard" style:font-family-generic="swiss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adornments="Bold" style:font-family-generic="roman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Regular" style:font-family-generic="roman"/>
    <style:font-face style:name="Liberation Serif3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981cm, 10.811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98cm, 8.811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811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Notebook_5f_Master2-subtitle">
      <style:graphic-properties draw:fill-color="#ffffff" fo:min-height="9.274cm" loext:decorative="false"/>
      <style:paragraph-properties style:writing-mode="lr-tb"/>
    </style:style>
    <style:style style:name="pr2" style:family="presentation" style:parent-style-name="Notebook_5f_Master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top="0cm" fo:margin-bottom="0.4cm" style:writing-mode="lr-tb"/>
    </style:style>
    <style:style style:name="P2" style:family="paragraph">
      <style:paragraph-properties loext:tab-stop-distance="0cm">
        <style:tab-stops>
          <style:tab-stop style:position="4.999cm"/>
        </style:tab-stops>
      </style:paragraph-properties>
    </style:style>
    <style:style style:name="P3" style:family="paragraph">
      <loext:graphic-properties draw:fill-color="#ffffff"/>
      <style:paragraph-properties fo:margin-top="0cm" fo:margin-bottom="0.4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TheEnd" draw:style-name="dp1" draw:master-page-name="Notebook_5f_Master2" presentation:presentation-page-layout-name="AL1T32">
        <office:forms form:automatic-focus="false" form:apply-design-mode="false"/>
        <draw:frame presentation:style-name="pr1" draw:text-style-name="P3" draw:layer="layout" svg:width="24.74cm" svg:height="9.274cm" svg:x="0.43cm" svg:y="0.111cm" presentation:class="subtitle" presentation:user-transformed="true">
          <draw:text-box>
            <text:p text:style-name="P1">You Can Do It</text:p>
            <text:p text:style-name="P2"><text:tab/>Contribute to the Help</text:p>
            <text:p/>
          </draw:text-box>
        </draw:frame>
        <draw:frame draw:name="LOdreiecklinks" draw:style-name="gr1" draw:text-style-name="P4" draw:layer="layout" svg:width="10.81cm" svg:height="13.988cm" svg:x="0cm" svg:y="1.012cm">
          <draw:image xlink:href="../FOSDEM%202016%20Vortrag/Vortrag/Scatter-ungrouped-I_normalSVG.svg" xlink:type="simple" xlink:show="embed" xlink:actuate="onLoad">
            <text:p/>
          </draw:image>
        </draw:frame>
        <draw:frame draw:name="LOdreieckrechts" draw:style-name="gr2" draw:text-style-name="P4" draw:layer="layout" svg:width="12.808cm" svg:height="14.989cm" draw:transform="rotate (-1.5707963267949) translate (26.101cm 2.492cm)">
          <draw:image xlink:href="../FOSDEM%202016%20Vortrag/Vortrag/Scatter-ungrouped-I_normalSVG.svg" xlink:type="simple" xlink:show="embed" xlink:actuate="onLoad">
            <text:p/>
          </draw:image>
        </draw:frame>
        <draw:frame draw:name="LOdreieckmitte" draw:style-name="gr3" draw:text-style-name="P4" draw:layer="layout" svg:width="10.81cm" svg:height="27.969cm" draw:transform="rotate (-1.5707963267949) translate (26.484cm 4.691cm)">
          <draw:image xlink:href="../FOSDEM%202016%20Vortrag/Vortrag/Scatter-ungrouped-I_normalSVG.svg" xlink:type="simple" xlink:show="embed" xlink:actuate="onLoad">
            <text:p/>
          </draw:image>
        </draw:frame>
        <presentation:notes draw:style-name="dp2">
          <draw:page-thumbnail draw:style-name="gr4" draw:layer="layout" svg:width="19.006cm" svg:height="11.136cm" svg:x="0.996cm" svg:y="2.257cm" draw:page-number="1" presentation:class="page"/>
          <draw:frame presentation:style-name="pr2" draw:text-style-name="P5" draw:layer="layout" svg:width="16.799cm" svg:height="13.364cm" svg:x="2.143cm" svg:y="14.107cm" presentation:class="notes" presentation:user-transformed="true">
            <draw:text-box>
              <text:p>Caution! Break the presentation to not show the additional slide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adornments="Standard" style:font-family-generic="swiss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adornments="Bold" style:font-family-generic="roman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Regular" style:font-family-generic="roman"/>
    <style:font-face style:name="Liberation Serif3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VortragFOSDEM2" draw:style="linear" draw:start-color="#d7f7d2" draw:end-color="#106802" draw:start-intensity="100%" draw:end-intensity="100%" draw:angle="180deg" draw:border="90%">
      <loext:gradient-stop svg:offset="0" loext:color-type="rgb" loext:color-value="#d7f7d2"/>
      <loext:gradient-stop svg:offset="1" loext:color-type="rgb" loext:color-value="#106802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5" draw:display-name="Dashed (var) 5" draw:style="rect" draw:dots1="1" draw:dots1-length="0.6cm" draw:distance="0.45cm"/>
    <style:default-style style:family="graphic">
      <style:graphic-properties svg:stroke-color="#3465a4" draw:fill-color="#729fcf" fo:wrap-option="no-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x" style:family="graphic" style:parent-style-name="standard">
      <style:graphic-properties draw:stroke-dash="Dashed_20__28_var_29__20_4" svg:stroke-color="#000000" draw:fill="none" draw:fill-image-width="0cm" draw:fill-image-height="0cm" draw:textarea-horizontal-align="center" draw:textarea-vertical-align="middle" fo:padding-top="0.2cm" fo:padding-bottom="0.2cm" fo:padding-left="0.4cm" fo:padding-right="0.4cm" style:writing-mode="lr-tb"/>
      <style:paragraph-properties style:writing-mode="lr-tb"/>
      <style:text-properties fo:font-size="28pt" fo:language="zxx" fo:country="none"/>
    </style:style>
    <style:style style:name="BoxZentriert" style:family="graphic" style:parent-style-name="standard">
      <style:graphic-properties draw:stroke-dash="Dashed_20__28_var_29__20_4" svg:stroke-color="#000000" draw:fill="none" draw:textarea-horizontal-align="justify" draw:textarea-vertical-align="middle" draw:auto-grow-height="false" fo:min-height="3.15cm" fo:min-width="6.1cm" fo:wrap-option="wrap" style:writing-mode="lr-tb"/>
      <style:paragraph-properties fo:text-align="center" style:writing-mode="lr-tb"/>
      <style:text-properties style:font-name="Liberation Serif1" fo:font-family="'Liberation Serif'" style:font-style-name="Regular" style:font-family-generic="roman" style:font-pitch="variable" fo:font-size="24pt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fo:language="en" fo:country="US" fo:font-style="italic" style:font-name-asian="Mangal" style:font-family-asian="Mangal" style:font-size-asian="12pt" style:font-style-asian="italic" style:font-style-complex="italic"/>
    </style:style>
    <style:style style:name="Heading_20_1" style:display-name="Heading 1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fo:color="#6666ff" loext:opacity="100%" fo:font-size="13.5pt" fo:language="en" fo:country="US" fo:font-weight="bold" style:font-size-asian="13.5pt" style:font-weight-asian="bold" style:font-size-complex="13.5pt" style:font-weight-complex="bold"/>
    </style:style>
    <style:style style:name="Heading_20_2" style:display-name="Heading 2" style:family="graphic">
      <style:graphic-properties style:writing-mode="lr-tb"/>
      <style:paragraph-properties fo:margin-left="0cm" fo:margin-right="0cm" fo:margin-top="0.623cm" fo:margin-bottom="0.374cm" fo:text-align="start" fo:text-indent="0cm" style:text-autospace="none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Index" style:family="graphic">
      <style:graphic-properties style:writing-mode="lr-tb"/>
      <style:paragraph-properties fo:text-align="start" style:text-autospace="none" style:writing-mode="lr-tb"/>
      <style:text-properties fo:language="en" fo:country="US" style:font-name-asian="Mangal" style:font-family-asian="Mangal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" style:family="graphic" style:parent-style-name="standard">
      <style:graphic-properties draw:stroke="none" draw:stroke-dash="Dashed_20__28_var_29__20_4" draw:fill="none" draw:fill-image-width="0cm" draw:fill-image-height="0cm" draw:textarea-horizontal-align="center" draw:textarea-vertical-align="bottom" draw:auto-grow-width="true" fo:padding-top="0cm" fo:padding-bottom="0cm" fo:padding-left="0cm" fo:padding-right="0cm" style:writing-mode="lr-tb"/>
      <style:paragraph-properties style:writing-mode="lr-tb"/>
      <style:text-properties fo:color="#9900ff" loext:opacity="100%" style:font-name="Liberation Mono" fo:font-family="'Liberation Mono'" style:font-style-name="Regular" style:font-family-generic="modern" style:font-pitch="fixed" fo:font-size="20pt" fo:language="zxx" fo:country="none"/>
    </style:style>
    <style:style style:name="List" style:family="graphic">
      <style:graphic-properties style:writing-mode="lr-tb"/>
      <style:paragraph-properties fo:margin-top="0cm" fo:margin-bottom="0.436cm" fo:line-height="120%" fo:text-align="start" style:text-autospace="none" style:writing-mode="lr-tb"/>
      <style:text-properties fo:language="en" fo:country="US" style:font-name-asian="Mangal" style:font-family-asian="Mangal"/>
    </style:style>
    <style:style style:name="Liste" style:family="graphic" style:parent-style-name="standard">
      <style:graphic-properties draw:stroke="none" draw:stroke-dash="Dashed_20__28_var_29__20_4" draw:fill="none" draw:fill-image-width="0cm" draw:fill-image-height="0cm" style:writing-mode="lr-tb"/>
      <style:paragraph-properties fo:margin-top="0cm" fo:margin-bottom="0.2cm" style:writing-mode="lr-tb"/>
      <style:text-properties fo:color="#106802" loext:opacity="100%" style:font-name="Liberation Serif1" fo:font-family="'Liberation Serif'" style:font-style-name="Regular" style:font-family-generic="roman" style:font-pitch="variable" fo:font-size="24pt"/>
    </style:style>
    <style:style style:name="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fo:language="en" fo:country="US" style:letter-kerning="true" style:font-name-asian="Segoe UI" style:font-family-asian="'Segoe UI'" style:font-family-generic-asian="roman" style:font-pitch-asian="variable" style:font-size-asian="12pt" style:language-asian="hi" style:country-asian="IN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20%" fo:text-align="start" style:text-autospace="none" style:writing-mode="lr-tb"/>
      <style:text-properties fo:language="en" fo:country="US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List" style:family="graphic" style:parent-style-name="standard">
      <style:graphic-properties draw:stroke="none" draw:stroke-dash="Dashed_20__28_var_29__20_4" draw:fill="none" draw:fill-image-width="0cm" draw:fill-image-height="0cm" style:writing-mode="lr-tb"/>
      <style:paragraph-properties fo:margin-left="5cm" fo:margin-right="0cm" fo:margin-top="0cm" fo:margin-bottom="0.2cm" fo:text-indent="-5cm" style:writing-mode="lr-tb"/>
      <style:text-properties style:font-name="Liberation Serif1" fo:font-family="'Liberation Serif'" style:font-style-name="Regular" style:font-family-generic="roman" style:font-pitch="variable"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4" draw:fill="none" draw:fill-image-width="0cm" draw:fill-image-height="0cm" draw:textarea-horizontal-align="center" draw:textarea-vertical-align="middle" draw:auto-grow-width="true" fo:padding-top="0cm" fo:padding-bottom="0cm" fo:padding-left="0cm" fo:padding-right="0cm" style:writing-mode="lr-tb"/>
      <style:paragraph-properties fo:margin-top="0.42cm" fo:margin-bottom="0.21cm" style:writing-mode="lr-tb"/>
      <style:text-properties style:font-name="Liberation Serif1" fo:font-family="'Liberation Serif'" style:font-style-name="Regular" style:font-family-generic="roman" style:font-pitch="variable" fo:font-size="32pt" fo:font-weight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argetext" style:family="graphic" style:parent-style-name="standard">
      <style:graphic-properties draw:stroke="none" draw:stroke-dash="Dashed_20__28_var_29__20_4" draw:fill="none" draw:fill-image-width="0cm" draw:fill-image-height="0cm" draw:textarea-horizontal-align="left" draw:textarea-vertical-align="middle" draw:auto-grow-width="true" fo:padding-top="0cm" fo:padding-bottom="0cm" fo:padding-left="0cm" fo:padding-right="0cm" style:writing-mode="lr-tb"/>
      <style:paragraph-properties style:writing-mode="lr-tb"/>
      <style:text-properties style:font-name="Liberation Serif2" fo:font-family="'Liberation Serif'" style:font-style-name="Regular" style:font-family-generic="roman" fo:font-size="28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smalltext" style:family="graphic" style:parent-style-name="standard">
      <style:graphic-properties draw:stroke="none" draw:stroke-dash="Dashed_20__28_var_29__20_5" svg:stroke-color="#000000" draw:fill="none" draw:fill-color="#ffffff" draw:auto-grow-height="true" draw:auto-grow-width="false" fo:max-height="0cm" fo:min-height="0cm"/>
    </style:style>
    <style:style style:name="text" style:family="graphic" style:parent-style-name="standard">
      <style:graphic-properties draw:stroke="none" draw:stroke-dash="Dashed_20__28_var_29__20_4" draw:fill="none" style:writing-mode="lr-tb"/>
      <style:paragraph-properties style:writing-mode="lr-tb"/>
    </style:style>
    <style:style style:name="textbody" style:family="graphic" style:parent-style-name="standard">
      <style:graphic-properties draw:stroke="none" draw:stroke-dash="Dashed_20__28_var_29__20_4" draw:fill="none" style:writing-mode="lr-tb"/>
      <style:paragraph-properties style:writing-mode="lr-tb"/>
      <style:text-properties style:font-name="Liberation Serif1" fo:font-family="'Liberation Serif'" style:font-style-name="Regular" style:font-family-generic="roman" style:font-pitch="variable" fo:font-size="20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stroke-dash="Dashed_20__28_var_29__20_4" draw:fill="none" draw:fill-image-width="0cm" draw:fill-image-height="0cm" draw:textarea-horizontal-align="left" draw:auto-grow-width="true" fo:padding-top="0cm" fo:padding-bottom="0cm" fo:padding-left="0cm" fo:padding-right="0cm" style:writing-mode="lr-tb"/>
      <style:paragraph-properties style:writing-mode="lr-tb"/>
      <style:text-properties fo:color="#ccf4c6" loext:opacity="100%" style:font-name="Liberation Serif1" fo:font-family="'Liberation Serif'" style:font-style-name="Regular" style:font-family-generic="roman" style:font-pitch="variable" fo:font-size="26pt" fo:language="zxx" fo:country="none"/>
    </style:style>
    <style:style style:name="title1" style:family="graphic" style:parent-style-name="title">
      <style:graphic-properties draw:stroke="none" style:writing-mode="lr-tb"/>
      <style:paragraph-properties fo:text-align="center" style:writing-mode="lr-tb"/>
      <style:text-properties fo:font-size="36pt"/>
    </style:style>
    <style:style style:name="title2" style:family="graphic" style:parent-style-name="title">
      <style:graphic-properties svg:stroke-width="0.05cm" draw:fill-color="#ffcc99" fo:padding-right="0.5cm" style:writing-mode="lr-tb"/>
      <style:paragraph-properties fo:margin-left="0cm" fo:margin-right="0.2cm" fo:margin-top="0.1cm" fo:margin-bottom="0.1cm" fo:text-align="start" fo:text-indent="0cm" style:writing-mode="lr-tb"/>
      <style:text-properties fo:font-size="22pt"/>
    </style:style>
    <style:style style:name="Notebook_5f_Master-background" style:display-name="Notebook_Master-background" style:family="presentation">
      <style:graphic-properties draw:stroke="none" draw:fill="solid" draw:fill-color="#106802" draw:fill-image-width="0cm" draw:fill-image-height="0cm" style:writing-mode="lr-tb"/>
      <style:paragraph-properties style:writing-mode="lr-tb"/>
      <style:text-properties style:letter-kerning="true"/>
    </style:style>
    <style:style style:name="Notebook_5f_Master-backgroundobjects" style:display-name="Notebook_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tebook_5f_Master-notes" style:display-name="Notebook_Master-notes" style:family="presentation">
      <style:graphic-properties draw:stroke="none" draw:fill="none" draw:fill-image-width="0cm" draw:fill-image-height="0cm" style:writing-mode="lr-tb"/>
      <style:paragraph-properties fo:margin-left="0cm" fo:margin-right="0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tebook_5f_Master-outline1" style:display-name="Notebook_Master-outline1" style:family="presentation">
      <style:graphic-properties draw:stroke="none" draw:fill="none" draw:auto-grow-height="false" draw:fit-to-size="true" style:shrink-to-fit="false">
        <text:list-style style:name="Notebook_5f_Master-outline1" style:display-name="Notebook_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tebook_5f_Master-outline2" style:display-name="Notebook_Master-outline2" style:family="presentation" style:parent-style-name="Notebook_5f_Master-outline1">
      <style:paragraph-properties fo:margin-top="0.4cm" fo:margin-bottom="0cm"/>
      <style:text-properties fo:font-size="28pt" style:font-size-asian="28pt" style:font-size-complex="28pt"/>
    </style:style>
    <style:style style:name="Notebook_5f_Master-outline3" style:display-name="Notebook_Master-outline3" style:family="presentation" style:parent-style-name="Notebook_5f_Master-outline2">
      <style:paragraph-properties fo:margin-top="0.3cm" fo:margin-bottom="0cm"/>
      <style:text-properties fo:font-size="24pt" style:font-size-asian="24pt" style:font-size-complex="24pt"/>
    </style:style>
    <style:style style:name="Notebook_5f_Master-outline4" style:display-name="Notebook_Master-outline4" style:family="presentation" style:parent-style-name="Notebook_5f_Master-outline3">
      <style:paragraph-properties fo:margin-top="0.2cm" fo:margin-bottom="0cm"/>
      <style:text-properties fo:font-size="20pt" style:font-size-asian="20pt" style:font-size-complex="20pt"/>
    </style:style>
    <style:style style:name="Notebook_5f_Master-outline5" style:display-name="Notebook_Master-outline5" style:family="presentation" style:parent-style-name="Notebook_5f_Master-outline4">
      <style:paragraph-properties fo:margin-top="0.1cm" fo:margin-bottom="0cm"/>
      <style:text-properties fo:font-size="20pt" style:font-size-asian="20pt" style:font-size-complex="20pt"/>
    </style:style>
    <style:style style:name="Notebook_5f_Master-outline6" style:display-name="Notebook_Master-outline6" style:family="presentation" style:parent-style-name="Notebook_5f_Master-outline5">
      <style:paragraph-properties fo:margin-top="0.1cm" fo:margin-bottom="0cm"/>
      <style:text-properties fo:font-size="20pt" style:font-size-asian="20pt" style:font-size-complex="20pt"/>
    </style:style>
    <style:style style:name="Notebook_5f_Master-outline7" style:display-name="Notebook_Master-outline7" style:family="presentation" style:parent-style-name="Notebook_5f_Master-outline6">
      <style:paragraph-properties fo:margin-top="0.1cm" fo:margin-bottom="0cm"/>
      <style:text-properties fo:font-size="20pt" style:font-size-asian="20pt" style:font-size-complex="20pt"/>
    </style:style>
    <style:style style:name="Notebook_5f_Master-outline8" style:display-name="Notebook_Master-outline8" style:family="presentation" style:parent-style-name="Notebook_5f_Master-outline7">
      <style:paragraph-properties fo:margin-top="0.1cm" fo:margin-bottom="0cm"/>
      <style:text-properties fo:font-size="20pt" style:font-size-asian="20pt" style:font-size-complex="20pt"/>
    </style:style>
    <style:style style:name="Notebook_5f_Master-outline9" style:display-name="Notebook_Master-outline9" style:family="presentation" style:parent-style-name="Notebook_5f_Master-outline8">
      <style:paragraph-properties fo:margin-top="0.1cm" fo:margin-bottom="0cm"/>
      <style:text-properties fo:font-size="20pt" style:font-size-asian="20pt" style:font-size-complex="20pt"/>
    </style:style>
    <style:style style:name="Notebook_5f_Master-subtitle" style:display-name="Notebook_Master-subtitle" style:family="presentation">
      <style:graphic-properties draw:stroke="none" draw:fill="none" draw:textarea-vertical-align="middle" style:writing-mode="lr-tb">
        <text:list-style style:name="Notebook_5f_Master-subtitle" style:display-name="Notebook_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ccf4c6" loext:opacity="100%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44pt" fo:language="zxx" fo:country="non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tebook_5f_Master-title" style:display-name="Notebook_Master-title" style:family="presentation">
      <style:graphic-properties draw:stroke="none" draw:fill="none" draw:textarea-vertical-align="middle">
        <text:list-style style:name="Notebook_5f_Master-title" style:display-name="Notebook_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tebook_5f_Master1-background" style:display-name="Notebook_Master1-background" style:family="presentation">
      <style:graphic-properties draw:stroke="none" draw:fill="gradient" draw:fill-color="#ccf4c6" draw:fill-gradient-name="VortragFOSDEM2" draw:gradient-step-count="256" draw:fill-image-width="0cm" draw:fill-image-height="0cm" style:writing-mode="lr-tb"/>
      <style:paragraph-properties style:writing-mode="lr-tb"/>
      <style:text-properties style:letter-kerning="true"/>
    </style:style>
    <style:style style:name="Notebook_5f_Master1-backgroundobjects" style:display-name="Notebook_Master1-backgroundobjects" style:family="presentation">
      <style:graphic-properties draw:textarea-horizontal-align="justify" draw:shadow="hidden" draw:shadow-offset-x="0.2cm" draw:shadow-offset-y="0.2cm" draw:shadow-color="#808080" style:writing-mode="lr-tb"/>
      <style:paragraph-properties style:writing-mode="lr-tb"/>
      <style:text-properties fo:color="#106802" loext:opacity="100%" style:letter-kerning="true"/>
    </style:style>
    <style:style style:name="Notebook_5f_Master1-notes" style:display-name="Notebook_Master1-notes" style:family="presentation">
      <style:graphic-properties draw:stroke="none" draw:fill="none" draw:fill-image-width="0cm" draw:fill-image-height="0cm" draw:textarea-horizontal-align="left" style:writing-mode="lr-tb">
        <text:list-style style:name="Notebook_5f_Master1-notes" style:display-name="Notebook_Master1-notes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5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tebook_5f_Master1-outline1" style:display-name="Notebook_Master1-outline1" style:family="presentation">
      <style:graphic-properties draw:stroke="none" draw:fill="none" draw:auto-grow-height="false" draw:fit-to-size="true" style:shrink-to-fit="false" style:writing-mode="lr-tb">
        <text:list-style style:name="Notebook_5f_Master1-outline1" style:display-name="Notebook_Mas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tebook_5f_Master1-outline2" style:display-name="Notebook_Master1-outline2" style:family="presentation" style:parent-style-name="Notebook_5f_Master1-outline1">
      <style:graphic-properties style:writing-mode="lr-tb"/>
      <style:paragraph-properties fo:margin-top="0.4cm" fo:margin-bottom="0cm" style:writing-mode="lr-tb"/>
      <style:text-properties fo:font-size="24pt" fo:font-weight="normal" style:font-size-asian="28pt" style:font-size-complex="28pt"/>
    </style:style>
    <style:style style:name="Notebook_5f_Master1-outline3" style:display-name="Notebook_Master1-outline3" style:family="presentation" style:parent-style-name="Notebook_5f_Master1-outline2">
      <style:graphic-properties style:writing-mode="lr-tb"/>
      <style:paragraph-properties fo:margin-top="0cm" fo:margin-bottom="0cm" style:writing-mode="lr-tb"/>
      <style:text-properties fo:font-size="20pt" style:font-size-asian="24pt" style:font-size-complex="24pt"/>
    </style:style>
    <style:style style:name="Notebook_5f_Master1-outline4" style:display-name="Notebook_Master1-outline4" style:family="presentation" style:parent-style-name="Notebook_5f_Master1-outline3">
      <style:paragraph-properties fo:margin-top="0.2cm" fo:margin-bottom="0cm"/>
      <style:text-properties fo:font-size="20pt" style:font-size-asian="20pt" style:font-size-complex="20pt"/>
    </style:style>
    <style:style style:name="Notebook_5f_Master1-outline5" style:display-name="Notebook_Master1-outline5" style:family="presentation" style:parent-style-name="Notebook_5f_Master1-outline4">
      <style:paragraph-properties fo:margin-top="0.1cm" fo:margin-bottom="0cm"/>
      <style:text-properties fo:font-size="20pt" style:font-size-asian="20pt" style:font-size-complex="20pt"/>
    </style:style>
    <style:style style:name="Notebook_5f_Master1-outline6" style:display-name="Notebook_Master1-outline6" style:family="presentation" style:parent-style-name="Notebook_5f_Master1-outline5">
      <style:paragraph-properties fo:margin-top="0.1cm" fo:margin-bottom="0cm"/>
      <style:text-properties fo:font-size="20pt" style:font-size-asian="20pt" style:font-size-complex="20pt"/>
    </style:style>
    <style:style style:name="Notebook_5f_Master1-outline7" style:display-name="Notebook_Master1-outline7" style:family="presentation" style:parent-style-name="Notebook_5f_Master1-outline6">
      <style:paragraph-properties fo:margin-top="0.1cm" fo:margin-bottom="0cm"/>
      <style:text-properties fo:font-size="20pt" style:font-size-asian="20pt" style:font-size-complex="20pt"/>
    </style:style>
    <style:style style:name="Notebook_5f_Master1-outline8" style:display-name="Notebook_Master1-outline8" style:family="presentation" style:parent-style-name="Notebook_5f_Master1-outline7">
      <style:paragraph-properties fo:margin-top="0.1cm" fo:margin-bottom="0cm"/>
      <style:text-properties fo:font-size="20pt" style:font-size-asian="20pt" style:font-size-complex="20pt"/>
    </style:style>
    <style:style style:name="Notebook_5f_Master1-outline9" style:display-name="Notebook_Master1-outline9" style:family="presentation" style:parent-style-name="Notebook_5f_Master1-outline8">
      <style:paragraph-properties fo:margin-top="0.1cm" fo:margin-bottom="0cm"/>
      <style:text-properties fo:font-size="20pt" style:font-size-asian="20pt" style:font-size-complex="20pt"/>
    </style:style>
    <style:style style:name="Notebook_5f_Master1-subtitle" style:display-name="Notebook_Master1-subtitle" style:family="presentation">
      <style:graphic-properties draw:stroke="none" draw:fill="none" draw:textarea-vertical-align="middle">
        <text:list-style style:name="Notebook_5f_Master1-subtitle" style:display-name="Notebook_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tebook_5f_Master1-title" style:display-name="Notebook_Master1-title" style:family="presentation">
      <style:graphic-properties draw:stroke="none" draw:fill="none" draw:textarea-vertical-align="middle" style:writing-mode="lr-tb">
        <text:list-style style:name="Notebook_5f_Master1-title" style:display-name="Notebook_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106802" loext:opacity="100%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6pt" fo:language="zxx" fo:country="non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tebook_5f_Master2-background" style:display-name="Notebook_Master2-background" style:family="presentation">
      <style:graphic-properties draw:stroke="none" draw:fill="solid" draw:fill-color="#106802" draw:fill-image-width="0cm" draw:fill-image-height="0cm" style:writing-mode="lr-tb"/>
      <style:paragraph-properties style:writing-mode="lr-tb"/>
      <style:text-properties style:letter-kerning="true"/>
    </style:style>
    <style:style style:name="Notebook_5f_Master2-backgroundobjects" style:display-name="Notebook_Master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tebook_5f_Master2-notes" style:display-name="Notebook_Master2-notes" style:family="presentation">
      <style:graphic-properties draw:stroke="none" draw:fill="none" draw:fill-image-width="0cm" draw:fill-image-height="0cm" style:writing-mode="lr-tb">
        <text:list-style style:name="Notebook_5f_Master2-notes" style:display-name="Notebook_Master2-notes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tebook_5f_Master2-outline1" style:display-name="Notebook_Master2-outline1" style:family="presentation">
      <style:graphic-properties draw:stroke="none" draw:fill="none" draw:auto-grow-height="false" draw:fit-to-size="true" style:shrink-to-fit="false">
        <text:list-style style:name="Notebook_5f_Master2-outline1" style:display-name="Notebook_Maste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tebook_5f_Master2-outline2" style:display-name="Notebook_Master2-outline2" style:family="presentation" style:parent-style-name="Notebook_5f_Master2-outline1">
      <style:paragraph-properties fo:margin-top="0.4cm" fo:margin-bottom="0cm"/>
      <style:text-properties fo:font-size="28pt" style:font-size-asian="28pt" style:font-size-complex="28pt"/>
    </style:style>
    <style:style style:name="Notebook_5f_Master2-outline3" style:display-name="Notebook_Master2-outline3" style:family="presentation" style:parent-style-name="Notebook_5f_Master2-outline2">
      <style:paragraph-properties fo:margin-top="0.3cm" fo:margin-bottom="0cm"/>
      <style:text-properties fo:font-size="24pt" style:font-size-asian="24pt" style:font-size-complex="24pt"/>
    </style:style>
    <style:style style:name="Notebook_5f_Master2-outline4" style:display-name="Notebook_Master2-outline4" style:family="presentation" style:parent-style-name="Notebook_5f_Master2-outline3">
      <style:paragraph-properties fo:margin-top="0.2cm" fo:margin-bottom="0cm"/>
      <style:text-properties fo:font-size="20pt" style:font-size-asian="20pt" style:font-size-complex="20pt"/>
    </style:style>
    <style:style style:name="Notebook_5f_Master2-outline5" style:display-name="Notebook_Master2-outline5" style:family="presentation" style:parent-style-name="Notebook_5f_Master2-outline4">
      <style:paragraph-properties fo:margin-top="0.1cm" fo:margin-bottom="0cm"/>
      <style:text-properties fo:font-size="20pt" style:font-size-asian="20pt" style:font-size-complex="20pt"/>
    </style:style>
    <style:style style:name="Notebook_5f_Master2-outline6" style:display-name="Notebook_Master2-outline6" style:family="presentation" style:parent-style-name="Notebook_5f_Master2-outline5">
      <style:paragraph-properties fo:margin-top="0.1cm" fo:margin-bottom="0cm"/>
      <style:text-properties fo:font-size="20pt" style:font-size-asian="20pt" style:font-size-complex="20pt"/>
    </style:style>
    <style:style style:name="Notebook_5f_Master2-outline7" style:display-name="Notebook_Master2-outline7" style:family="presentation" style:parent-style-name="Notebook_5f_Master2-outline6">
      <style:paragraph-properties fo:margin-top="0.1cm" fo:margin-bottom="0cm"/>
      <style:text-properties fo:font-size="20pt" style:font-size-asian="20pt" style:font-size-complex="20pt"/>
    </style:style>
    <style:style style:name="Notebook_5f_Master2-outline8" style:display-name="Notebook_Master2-outline8" style:family="presentation" style:parent-style-name="Notebook_5f_Master2-outline7">
      <style:paragraph-properties fo:margin-top="0.1cm" fo:margin-bottom="0cm"/>
      <style:text-properties fo:font-size="20pt" style:font-size-asian="20pt" style:font-size-complex="20pt"/>
    </style:style>
    <style:style style:name="Notebook_5f_Master2-outline9" style:display-name="Notebook_Master2-outline9" style:family="presentation" style:parent-style-name="Notebook_5f_Master2-outline8">
      <style:paragraph-properties fo:margin-top="0.1cm" fo:margin-bottom="0cm"/>
      <style:text-properties fo:font-size="20pt" style:font-size-asian="20pt" style:font-size-complex="20pt"/>
    </style:style>
    <style:style style:name="Notebook_5f_Master2-subtitle" style:display-name="Notebook_Master2-subtitle" style:family="presentation">
      <style:graphic-properties draw:stroke="none" draw:fill="none" draw:textarea-horizontal-align="center" draw:textarea-vertical-align="middle" style:writing-mode="lr-tb">
        <text:list-style style:name="Notebook_5f_Master2-subtitle" style:display-name="Notebook_Maste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lr-tb"/>
      <style:text-properties fo:font-variant="normal" fo:text-transform="none" fo:color="#ccf4c6" loext:opacity="100%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5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tebook_5f_Master2-title" style:display-name="Notebook_Master2-title" style:family="presentation">
      <style:graphic-properties draw:stroke="none" draw:fill="none" draw:textarea-vertical-align="middle" style:writing-mode="lr-tb">
        <text:list-style style:name="Notebook_5f_Master2-title" style:display-name="Notebook_Maste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tebook_5f_Master3-background" style:display-name="Notebook_Master3-background" style:family="presentation">
      <style:graphic-properties draw:stroke="none" draw:fill="none"/>
      <style:text-properties style:letter-kerning="true"/>
    </style:style>
    <style:style style:name="Notebook_5f_Master3-backgroundobjects" style:display-name="Notebook_Master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tebook_5f_Master3-notes" style:display-name="Notebook_Master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tebook_5f_Master3-outline1" style:display-name="Notebook_Master3-outline1" style:family="presentation">
      <style:graphic-properties draw:stroke="none" draw:fill="none" draw:auto-grow-height="false" draw:fit-to-size="true" style:shrink-to-fit="false">
        <text:list-style style:name="Notebook_5f_Master3-outline1" style:display-name="Notebook_Master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tebook_5f_Master3-outline2" style:display-name="Notebook_Master3-outline2" style:family="presentation" style:parent-style-name="Notebook_5f_Master3-outline1">
      <style:paragraph-properties fo:margin-top="0.4cm" fo:margin-bottom="0cm"/>
      <style:text-properties fo:font-size="28pt" style:font-size-asian="28pt" style:font-size-complex="28pt"/>
    </style:style>
    <style:style style:name="Notebook_5f_Master3-outline3" style:display-name="Notebook_Master3-outline3" style:family="presentation" style:parent-style-name="Notebook_5f_Master3-outline2">
      <style:paragraph-properties fo:margin-top="0.3cm" fo:margin-bottom="0cm"/>
      <style:text-properties fo:font-size="24pt" style:font-size-asian="24pt" style:font-size-complex="24pt"/>
    </style:style>
    <style:style style:name="Notebook_5f_Master3-outline4" style:display-name="Notebook_Master3-outline4" style:family="presentation" style:parent-style-name="Notebook_5f_Master3-outline3">
      <style:paragraph-properties fo:margin-top="0.2cm" fo:margin-bottom="0cm"/>
      <style:text-properties fo:font-size="20pt" style:font-size-asian="20pt" style:font-size-complex="20pt"/>
    </style:style>
    <style:style style:name="Notebook_5f_Master3-outline5" style:display-name="Notebook_Master3-outline5" style:family="presentation" style:parent-style-name="Notebook_5f_Master3-outline4">
      <style:paragraph-properties fo:margin-top="0.1cm" fo:margin-bottom="0cm"/>
      <style:text-properties fo:font-size="20pt" style:font-size-asian="20pt" style:font-size-complex="20pt"/>
    </style:style>
    <style:style style:name="Notebook_5f_Master3-outline6" style:display-name="Notebook_Master3-outline6" style:family="presentation" style:parent-style-name="Notebook_5f_Master3-outline5">
      <style:paragraph-properties fo:margin-top="0.1cm" fo:margin-bottom="0cm"/>
      <style:text-properties fo:font-size="20pt" style:font-size-asian="20pt" style:font-size-complex="20pt"/>
    </style:style>
    <style:style style:name="Notebook_5f_Master3-outline7" style:display-name="Notebook_Master3-outline7" style:family="presentation" style:parent-style-name="Notebook_5f_Master3-outline6">
      <style:paragraph-properties fo:margin-top="0.1cm" fo:margin-bottom="0cm"/>
      <style:text-properties fo:font-size="20pt" style:font-size-asian="20pt" style:font-size-complex="20pt"/>
    </style:style>
    <style:style style:name="Notebook_5f_Master3-outline8" style:display-name="Notebook_Master3-outline8" style:family="presentation" style:parent-style-name="Notebook_5f_Master3-outline7">
      <style:paragraph-properties fo:margin-top="0.1cm" fo:margin-bottom="0cm"/>
      <style:text-properties fo:font-size="20pt" style:font-size-asian="20pt" style:font-size-complex="20pt"/>
    </style:style>
    <style:style style:name="Notebook_5f_Master3-outline9" style:display-name="Notebook_Master3-outline9" style:family="presentation" style:parent-style-name="Notebook_5f_Master3-outline8">
      <style:paragraph-properties fo:margin-top="0.1cm" fo:margin-bottom="0cm"/>
      <style:text-properties fo:font-size="20pt" style:font-size-asian="20pt" style:font-size-complex="20pt"/>
    </style:style>
    <style:style style:name="Notebook_5f_Master3-subtitle" style:display-name="Notebook_Master3-subtitle" style:family="presentation">
      <style:graphic-properties draw:stroke="none" draw:fill="none" draw:textarea-vertical-align="middle">
        <text:list-style style:name="Notebook_5f_Master3-subtitle" style:display-name="Notebook_Master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tebook_5f_Master3-title" style:display-name="Notebook_Master3-title" style:family="presentation">
      <style:graphic-properties draw:stroke="none" draw:fill="none" draw:textarea-vertical-align="middle">
        <text:list-style style:name="Notebook_5f_Master3-title" style:display-name="Notebook_Master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tebook_5f_Master_5f_-background" style:display-name="Notebook_Master_-background" style:family="presentation">
      <style:graphic-properties draw:stroke="none" draw:fill="solid" draw:fill-color="#106802" draw:fill-image-width="0cm" draw:fill-image-height="0cm" style:writing-mode="lr-tb"/>
      <style:paragraph-properties style:writing-mode="lr-tb"/>
      <style:text-properties style:letter-kerning="true"/>
    </style:style>
    <style:style style:name="Notebook_5f_Master_5f_-backgroundobjects" style:display-name="Notebook_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tebook_5f_Master_5f_-notes" style:display-name="Notebook_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tebook_5f_Master_5f_-outline1" style:display-name="Notebook_Master_-outline1" style:family="presentation">
      <style:graphic-properties draw:stroke="none" draw:fill="none" draw:auto-grow-height="false" draw:fit-to-size="true" style:shrink-to-fit="false">
        <text:list-style style:name="Notebook_5f_Master_5f_-outline1" style:display-name="Notebook_Mast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tebook_5f_Master_5f_-outline2" style:display-name="Notebook_Master_-outline2" style:family="presentation" style:parent-style-name="Notebook_5f_Master_5f_-outline1">
      <style:paragraph-properties fo:margin-top="0.4cm" fo:margin-bottom="0cm"/>
      <style:text-properties fo:font-size="28pt" style:font-size-asian="28pt" style:font-size-complex="28pt"/>
    </style:style>
    <style:style style:name="Notebook_5f_Master_5f_-outline3" style:display-name="Notebook_Master_-outline3" style:family="presentation" style:parent-style-name="Notebook_5f_Master_5f_-outline2">
      <style:paragraph-properties fo:margin-top="0.3cm" fo:margin-bottom="0cm"/>
      <style:text-properties fo:font-size="24pt" style:font-size-asian="24pt" style:font-size-complex="24pt"/>
    </style:style>
    <style:style style:name="Notebook_5f_Master_5f_-outline4" style:display-name="Notebook_Master_-outline4" style:family="presentation" style:parent-style-name="Notebook_5f_Master_5f_-outline3">
      <style:paragraph-properties fo:margin-top="0.2cm" fo:margin-bottom="0cm"/>
      <style:text-properties fo:font-size="20pt" style:font-size-asian="20pt" style:font-size-complex="20pt"/>
    </style:style>
    <style:style style:name="Notebook_5f_Master_5f_-outline5" style:display-name="Notebook_Master_-outline5" style:family="presentation" style:parent-style-name="Notebook_5f_Master_5f_-outline4">
      <style:paragraph-properties fo:margin-top="0.1cm" fo:margin-bottom="0cm"/>
      <style:text-properties fo:font-size="20pt" style:font-size-asian="20pt" style:font-size-complex="20pt"/>
    </style:style>
    <style:style style:name="Notebook_5f_Master_5f_-outline6" style:display-name="Notebook_Master_-outline6" style:family="presentation" style:parent-style-name="Notebook_5f_Master_5f_-outline5">
      <style:paragraph-properties fo:margin-top="0.1cm" fo:margin-bottom="0cm"/>
      <style:text-properties fo:font-size="20pt" style:font-size-asian="20pt" style:font-size-complex="20pt"/>
    </style:style>
    <style:style style:name="Notebook_5f_Master_5f_-outline7" style:display-name="Notebook_Master_-outline7" style:family="presentation" style:parent-style-name="Notebook_5f_Master_5f_-outline6">
      <style:paragraph-properties fo:margin-top="0.1cm" fo:margin-bottom="0cm"/>
      <style:text-properties fo:font-size="20pt" style:font-size-asian="20pt" style:font-size-complex="20pt"/>
    </style:style>
    <style:style style:name="Notebook_5f_Master_5f_-outline8" style:display-name="Notebook_Master_-outline8" style:family="presentation" style:parent-style-name="Notebook_5f_Master_5f_-outline7">
      <style:paragraph-properties fo:margin-top="0.1cm" fo:margin-bottom="0cm"/>
      <style:text-properties fo:font-size="20pt" style:font-size-asian="20pt" style:font-size-complex="20pt"/>
    </style:style>
    <style:style style:name="Notebook_5f_Master_5f_-outline9" style:display-name="Notebook_Master_-outline9" style:family="presentation" style:parent-style-name="Notebook_5f_Master_5f_-outline8">
      <style:paragraph-properties fo:margin-top="0.1cm" fo:margin-bottom="0cm"/>
      <style:text-properties fo:font-size="20pt" style:font-size-asian="20pt" style:font-size-complex="20pt"/>
    </style:style>
    <style:style style:name="Notebook_5f_Master_5f_-subtitle" style:display-name="Notebook_Master_-subtitle" style:family="presentation">
      <style:graphic-properties draw:stroke="none" draw:fill="none" draw:textarea-vertical-align="middle" style:writing-mode="lr-tb">
        <text:list-style style:name="Notebook_5f_Master_5f_-subtitle" style:display-name="Notebook_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ccf4c6" loext:opacity="100%" style:text-outline="false" style:text-line-through-style="none" style:text-line-through-type="none" style:font-name="Liberation Sans" fo:font-family="'Liberation Sans'" style:font-family-generic="roman" style:font-pitch="variable" fo:font-size="44pt" fo:language="zxx" fo:country="non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Notebook_5f_Master_5f_-title" style:display-name="Notebook_Master_-title" style:family="presentation">
      <style:graphic-properties draw:stroke="none" draw:fill="none" draw:textarea-vertical-align="middle">
        <text:list-style style:name="Notebook_5f_Master_5f_-title" style:display-name="Notebook_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6cm" fo:page-height="15cm" style:print-orientation="landscape"/>
    </style:page-layout>
    <style:style style:name="Mdp1" style:family="drawing-page">
      <style:drawing-page-properties draw:background-size="border" draw:fill="solid" draw:fill-color="#106802" draw:fill-image-width="0cm" draw:fill-image-height="0cm"/>
    </style:style>
    <style:style style:name="Mdp2" style:family="drawing-page">
      <style:drawing-page-properties draw:background-size="border" draw:fill="gradient" draw:fill-color="#ccf4c6" draw:fill-gradient-name="VortragFOSDEM2" draw:gradient-step-count="256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Notebook_5f_Master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Notebook_5f_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otebook_5f_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Notebook_5f_Master1-backgroundobjects">
      <style:graphic-properties draw:stroke="none" draw:fill="none" draw:fill-color="#ffffff" draw:auto-grow-height="false" fo:min-height="1.035cm" loext:decorative="false"/>
      <style:paragraph-properties style:writing-mode="lr-tb"/>
    </style:style>
    <style:style style:name="Mpr5" style:family="presentation" style:parent-style-name="Notebook_5f_Master1-backgroundobjects">
      <style:graphic-properties draw:stroke="none" draw:fill="none" draw:textarea-horizontal-align="right" draw:textarea-vertical-align="top" draw:auto-grow-height="false" loext:decorative="false"/>
      <style:paragraph-properties style:writing-mode="lr-tb"/>
    </style:style>
    <style:style style:name="Mpr6" style:family="presentation" style:parent-style-name="Notebook_5f_Master1-backgroundobjects">
      <style:graphic-properties draw:stroke="none" draw:fill="none" draw:fill-color="#ffffff" draw:textarea-horizontal-align="left" draw:textarea-vertical-align="top" draw:auto-grow-height="false" fo:min-height="1.485cm" loext:decorative="false"/>
      <style:paragraph-properties style:writing-mode="lr-tb"/>
    </style:style>
    <style:style style:name="Mpr7" style:family="presentation" style:parent-style-name="Notebook_5f_Master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Notebook_5f_Master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Notebook_5f_Master3-backgroundobjects">
      <style:graphic-properties draw:stroke="none" draw:fill="none" draw:fill-color="#ffffff" draw:auto-grow-height="false" fo:min-height="1.035cm" loext:decorative="false"/>
      <style:paragraph-properties style:writing-mode="lr-tb"/>
    </style:style>
    <style:style style:name="Mpr10" style:family="presentation" style:parent-style-name="Notebook_5f_Master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Notebook_5f_Master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Notebook_5f_Master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Notebook_5f_Master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Notebook_5f_Master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font-size="14pt" fo:language="zxx" fo:country="none" style:font-size-asian="14pt" style:font-size-complex="14pt"/>
    </style:style>
    <style:style style:name="MP7" style:family="paragraph">
      <loext:graphic-properties draw:fill="none" draw:fill-color="#ffffff"/>
      <style:paragraph-properties fo:text-align="start"/>
      <style:text-properties fo:font-size="14pt" fo:language="zxx" fo:country="none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text-properties fo:font-size="14pt" fo:language="zxx" fo:country="none" style:font-size-asian="24pt" style:font-size-complex="24pt"/>
    </style:style>
    <style:style style:name="MP11" style:family="paragraph">
      <loext:graphic-properties draw:fill="none"/>
      <style:text-properties fo:font-size="14pt" fo:language="zxx" fo:country="none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xx" fo:country="none" style:font-size-asian="14pt" style:font-size-complex="14pt"/>
    </style:style>
    <style:style style:name="MT3" style:family="text">
      <style:text-properties fo:font-size="14pt" fo:language="zxx" fo:country="none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272cm" svg:x="1cm" svg:y="3.636cm"/>
      <draw:page-thumbnail draw:layer="backgroundobjects" svg:width="8.999cm" svg:height="5.272cm" svg:x="1cm" svg:y="12.212cm"/>
      <draw:page-thumbnail draw:layer="backgroundobjects" svg:width="8.999cm" svg:height="5.272cm" svg:x="1cm" svg:y="20.788cm"/>
      <draw:page-thumbnail draw:layer="backgroundobjects" svg:width="8.999cm" svg:height="5.272cm" svg:x="11cm" svg:y="3.636cm"/>
      <draw:page-thumbnail draw:layer="backgroundobjects" svg:width="8.999cm" svg:height="5.272cm" svg:x="11cm" svg:y="12.212cm"/>
      <draw:page-thumbnail draw:layer="backgroundobjects" svg:width="8.999cm" svg:height="5.272cm" svg:x="11cm" svg:y="20.788cm"/>
    </style:handout-master>
    <style:master-page style:name="Notebook_5f_Master" style:display-name="Notebook_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otebook_5f_Master-title" draw:layer="backgroundobjects" svg:width="25.6cm" svg:height="2cm" svg:x="0cm" svg:y="0cm" presentation:class="title" presentation:placeholder="true">
        <draw:text-box/>
      </draw:frame>
      <draw:frame presentation:style-name="Notebook_5f_Master-outline1" draw:layer="backgroundobjects" svg:width="24.6cm" svg:height="12cm" svg:x="1cm" svg:y="2cm" presentation:class="outline" presentation:placeholder="true">
        <draw:text-box/>
      </draw:frame>
      <draw:frame presentation:style-name="Mpr1" draw:text-style-name="MP4" draw:layer="backgroundobjects" svg:width="3cm" svg:height="1cm" svg:x="22.6cm" svg:y="14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1001655900004225000013ACB7D39E4FFF74CC87.svg" draw:style-name="Mgr3" draw:text-style-name="MP5" draw:layer="backgroundobjects" svg:width="10.58cm" svg:height="3.146cm" svg:x="0cm" svg:y="11.854cm">
        <draw:image xlink:href="Pictures/1000000100000320000000EE7A7C3654.png" xlink:type="simple" xlink:show="embed" xlink:actuate="onLoad" draw:mime-type="image/png">
          <text:p/>
        </draw:image>
      </draw:frame>
      <presentation:notes style:page-layout-name="PM0">
        <draw:page-thumbnail presentation:style-name="Notebook_5f_Master-title" draw:layer="backgroundobjects" svg:width="14.848cm" svg:height="11.136cm" svg:x="3.075cm" svg:y="2.257cm" presentation:class="page"/>
        <draw:frame presentation:style-name="Notebook_5f_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tebook_5f_Master1" style:display-name="Notebook_Master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otebook_5f_Master1-title" draw:layer="backgroundobjects" svg:width="23.6cm" svg:height="2cm" svg:x="1cm" svg:y="0cm" presentation:class="title" presentation:placeholder="true">
        <draw:text-box/>
      </draw:frame>
      <draw:frame presentation:style-name="Notebook_5f_Master1-outline1" draw:layer="backgroundobjects" svg:width="23.6cm" svg:height="11.5cm" svg:x="1cm" svg:y="2.5cm" presentation:class="outline" presentation:placeholder="true">
        <draw:text-box/>
      </draw:frame>
      <draw:frame presentation:style-name="Mpr4" draw:text-style-name="MP7" draw:layer="backgroundobjects" svg:width="3.5cm" svg:height="1cm" svg:x="19cm" svg:y="14cm" presentation:class="date-time">
        <draw:text-box>
          <text:p text:style-name="MP6"><text:span text:style-name="MT2">FOSDEM 2016</text:span></text:p>
        </draw:text-box>
      </draw:frame>
      <draw:frame presentation:style-name="Mpr4" draw:text-style-name="MP9" draw:layer="backgroundobjects" svg:width="10cm" svg:height="1cm" svg:x="0cm" svg:y="14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2.1cm" svg:height="1cm" svg:x="22.48cm" svg:y="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otebook_5f_Master1-title" draw:layer="backgroundobjects" svg:width="16cm" svg:height="9.38cm" svg:x="3cm" svg:y="2cm" presentation:class="page"/>
        <draw:frame presentation:style-name="Notebook_5f_Master1-notes" draw:layer="backgroundobjects" svg:width="16cm" svg:height="15cm" svg:x="3cm" svg:y="13cm" presentation:class="notes" presentation:placeholder="true">
          <draw:text-box/>
        </draw:frame>
        <draw:frame presentation:style-name="Mpr5" draw:text-style-name="MP11" draw:layer="backgroundobjects" svg:width="3.8cm" svg:height="1cm" svg:x="15.2cm" svg:y="28.7cm" presentation:class="date-time">
          <draw:text-box>
            <text:p text:style-name="MP10"><text:span text:style-name="MT3">FOSDEM 2016</text:span></text:p>
          </draw:text-box>
        </draw:frame>
        <draw:frame presentation:style-name="Mpr6" draw:text-style-name="MP2" draw:layer="backgroundobjects" svg:width="5.8cm" svg:height="1cm" svg:x="3cm" svg:y="28.7cm" presentation:class="footer">
          <draw:text-box>
            <text:p text:style-name="MP1"><text:span text:style-name="MT1">Regina Henschel</text:span></text:p>
          </draw:text-box>
        </draw:frame>
      </presentation:notes>
    </style:master-page>
    <style:master-page style:name="Notebook_5f_Master2" style:display-name="Notebook_Master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otebook_5f_Master2-title" draw:layer="backgroundobjects" svg:width="23.6cm" svg:height="2cm" svg:x="1cm" svg:y="12cm" presentation:class="title" presentation:placeholder="true">
        <draw:text-box/>
      </draw:frame>
      <draw:frame presentation:style-name="Notebook_5f_Master2-outline1" draw:layer="backgroundobjects" svg:width="5.6cm" svg:height="12cm" svg:x="1cm" svg:y="0cm" presentation:class="outline" presentation:placeholder="true">
        <draw:text-box/>
      </draw:frame>
      <presentation:notes style:page-layout-name="PM0">
        <draw:page-thumbnail presentation:style-name="Notebook_5f_Master2-title" draw:layer="backgroundobjects" svg:width="0.001cm" svg:height="0.001cm" svg:x="0cm" svg:y="2.257cm" presentation:class="page"/>
        <draw:frame presentation:style-name="Notebook_5f_Master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tebook_5f_Master3" style:display-name="Notebook_Master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otebook_5f_Master3-title" draw:layer="backgroundobjects" svg:width="23.039cm" svg:height="2.504cm" svg:x="1.28cm" svg:y="0.598cm" presentation:class="title" presentation:placeholder="true">
        <draw:text-box/>
      </draw:frame>
      <draw:frame presentation:style-name="Notebook_5f_Master3-outline1" draw:layer="backgroundobjects" svg:width="23.039cm" svg:height="8.699cm" svg:x="1.28cm" svg:y="3.51cm" presentation:class="outline" presentation:placeholder="true">
        <draw:text-box/>
      </draw:frame>
      <draw:frame presentation:style-name="Mpr9" draw:text-style-name="MP2" draw:layer="backgroundobjects" svg:width="5.963cm" svg:height="1.034cm" svg:x="1.28cm" svg:y="13.665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114cm" svg:height="1.034cm" svg:x="8.755cm" svg:y="13.665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5.963cm" svg:height="1.034cm" svg:x="18.355cm" svg:y="13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otebook_5f_Master3-title" draw:layer="backgroundobjects" svg:width="0.001cm" svg:height="0.001cm" svg:x="0cm" svg:y="2.257cm" presentation:class="page"/>
        <draw:frame presentation:style-name="Notebook_5f_Master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tebook_5f_Master_5f_" style:display-name="Notebook_Master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otebook_5f_Master_5f_-title" draw:layer="backgroundobjects" svg:width="25.6cm" svg:height="2cm" svg:x="0cm" svg:y="0cm" presentation:class="title" presentation:placeholder="true">
        <draw:text-box/>
      </draw:frame>
      <draw:frame presentation:style-name="Notebook_5f_Master_5f_-outline1" draw:layer="backgroundobjects" svg:width="24.6cm" svg:height="12cm" svg:x="1cm" svg:y="2cm" presentation:class="outline" presentation:placeholder="true">
        <draw:text-box/>
      </draw:frame>
      <draw:frame presentation:style-name="Mpr12" draw:text-style-name="MP2" draw:layer="backgroundobjects" svg:width="6cm" svg:height="1cm" svg:x="0cm" svg:y="1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16.6cm" svg:height="1cm" svg:x="6cm" svg:y="14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3cm" svg:height="1cm" svg:x="22.6cm" svg:y="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otebook_5f_Master_5f_-title" draw:layer="backgroundobjects" svg:width="14.848cm" svg:height="11.136cm" svg:x="3.075cm" svg:y="2.257cm" presentation:class="page"/>
        <draw:frame presentation:style-name="Notebook_5f_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01-06T19:08:56.823000000</meta:creation-date>
    <meta:editing-duration>PT17H38M14S</meta:editing-duration>
    <meta:editing-cycles>127</meta:editing-cycles>
    <meta:generator>LibreOfficeDev/26.2.0.0.alpha0$Linux_X86_64 LibreOffice_project/b15b159cdb339d62c1597bd8b2b299379866b675</meta:generator>
    <meta:initial-creator>Regina Henschel</meta:initial-creator>
    <dc:date>2025-11-19T20:24:30.580869133</dc:date>
    <meta:document-statistic meta:object-count="65"/>
    <meta:template xlink:type="simple" xlink:actuate="onRequest" xlink:title="Notebook_Master" xlink:href="../Notebook_Master.otp" meta:date="2016-01-06T19:08:56.605000000"/>
  </office:meta>
</office:document-meta>
</file>